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15.692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5.489cm" fo:break-before="auto" style:use-optimal-row-height="fals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2.154cm" fo:break-before="auto" style:use-optimal-row-height="false"/>
    </style:style>
    <style:style style:name="ro5" style:family="table-row">
      <style:table-row-properties style:row-height="3.106cm" fo:break-before="auto" style:use-optimal-row-height="false"/>
    </style:style>
    <style:style style:name="ro6" style:family="table-row">
      <style:table-row-properties style:row-height="1.1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10079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7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10079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13"/>
        <table:table-column table:style-name="co4" table:number-columns-repeated="16" table:default-cell-style-name="ce3"/>
        <table:table-column table:style-name="co4" table:number-columns-repeated="100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string" calcext:value-type="string">
            <text:p>Désignation</text:p>
          </table:table-cell>
          <table:table-cell table:style-name="ce9" office:value-type="string" calcext:value-type="string">
            <text:p>Hébergement</text:p>
          </table:table-cell>
          <table:table-cell table:style-name="ce14" table:number-columns-repeated="16"/>
          <table:table-cell table:style-name="ce16" table:number-columns-repeated="1005"/>
        </table:table-row>
        <table:table-row table:style-name="ro2">
          <table:table-cell table:style-name="ce2" office:value-type="date" office:date-value="2023-12-13" calcext:value-type="date">
            <text:p>Wednesday 13 December 2023</text:p>
          </table:table-cell>
          <table:table-cell table:style-name="ce17" office:value-type="string" calcext:value-type="string">
            <text:p>12h Aéroport de Nantes</text:p>
            <text:p>13h40 Amsterdam – Schiphol airport</text:p>
            <text:p>14h04 → 15h54 Schiphol → Assen , suivant à 14h34</text:p>
            <text:p>Aller à pied : prendre stationstraat dans l’axe en sortant de la gare</text:p>
            <text:p>Puis tourner à gauche sur Oostersingel jusqu’à la station de bus Oostersingel</text:p>
            <text:p>17h16 Bus n°1 Marsdijk descendre à l’arrêt Meentgoorn</text:p>
            <text:p>Aller à pieds jusqu’à Hooibeemd 31, 9403 Assen, Netherlands</text:p>
            <text:p>Code de réservation Airbnb : HMXSPBJRBT</text:p>
            <text:p>00 31 592 202 919</text:p>
            <text:p>00 31 (0)6 28 58 16 75</text:p>
            <text:p>Code de la boîte à clé : 9522</text:p>
          </table:table-cell>
          <table:table-cell table:style-name="ce12" office:value-type="string" calcext:value-type="string">
            <text:p>Jolan</text:p>
          </table:table-cell>
          <table:table-cell table:style-name="ce4" table:number-columns-repeated="16"/>
          <table:table-cell table:style-name="ce5" table:number-columns-repeated="1005"/>
        </table:table-row>
        <table:table-row table:style-name="ro3">
          <table:table-cell table:style-name="ce2" table:formula="of:=[.A2]+1" office:value-type="date" office:date-value="2023-12-14" calcext:value-type="date">
            <text:p>Thursday 14 December 2023</text:p>
          </table:table-cell>
          <table:table-cell table:style-name="ce17" office:value-type="string" calcext:value-type="string">
            <text:p>Drents museum Bus N°1 arrêt Oostersingel toutes les 30 minutes</text:p>
          </table:table-cell>
          <table:table-cell table:style-name="ce12" office:value-type="string" calcext:value-type="string">
            <text:p>Jolan</text:p>
          </table:table-cell>
          <table:table-cell table:style-name="ce4" table:number-columns-repeated="16"/>
          <table:table-cell table:style-name="ce5" table:number-columns-repeated="1005"/>
        </table:table-row>
        <table:table-row table:style-name="ro4">
          <table:table-cell table:style-name="ce2" table:formula="of:=[.A3]+1" office:value-type="date" office:date-value="2023-12-15" calcext:value-type="date">
            <text:p>Friday 15 December 2023</text:p>
          </table:table-cell>
          <table:table-cell table:style-name="ce17" office:value-type="string" calcext:value-type="string">
            <text:p>Durant toute la période de l’exposition « Voyage avec Vincent » présenté par le </text:p>
            <text:p>Drents Museum, Assen se prête au jeu et propose une déambulation pédestre </text:p>
            <text:p>propice à la découverte d’œuvres Revisitées du peintre sur les murs et les </text:p>
            <text:p>vitrines de la ville.</text:p>
          </table:table-cell>
          <table:table-cell table:style-name="ce12" office:value-type="string" calcext:value-type="string">
            <text:p>Jolan</text:p>
          </table:table-cell>
          <table:table-cell table:style-name="ce4" table:number-columns-repeated="16"/>
          <table:table-cell table:style-name="ce5" table:number-columns-repeated="1005"/>
        </table:table-row>
        <table:table-row table:style-name="ro3">
          <table:table-cell table:style-name="ce2" table:formula="of:=[.A4]+1" office:value-type="date" office:date-value="2023-12-16" calcext:value-type="date">
            <text:p>Saturday 16 December 2023</text:p>
          </table:table-cell>
          <table:table-cell table:style-name="ce17" office:value-type="string" calcext:value-type="string">
            <text:p>Free - Nieuw Amsterdam ?</text:p>
          </table:table-cell>
          <table:table-cell table:style-name="ce12" office:value-type="string" calcext:value-type="string">
            <text:p>Jolan</text:p>
          </table:table-cell>
          <table:table-cell table:style-name="ce4" table:number-columns-repeated="16"/>
          <table:table-cell table:style-name="ce5" table:number-columns-repeated="1005"/>
        </table:table-row>
        <table:table-row table:style-name="ro3">
          <table:table-cell table:style-name="ce2" table:formula="of:=[.A5]+1" office:value-type="date" office:date-value="2023-12-17" calcext:value-type="date">
            <text:p>Sunday 17 December 2023</text:p>
          </table:table-cell>
          <table:table-cell table:style-name="ce17" office:value-type="string" calcext:value-type="string">
            <text:p>Drents museum Bus N°1 arrêt Oostersingel toutes les 30 minutes</text:p>
          </table:table-cell>
          <table:table-cell table:style-name="ce12" office:value-type="string" calcext:value-type="string">
            <text:p>Jolan</text:p>
          </table:table-cell>
          <table:table-cell table:style-name="ce4" table:number-columns-repeated="16"/>
          <table:table-cell table:style-name="ce5" table:number-columns-repeated="1005"/>
        </table:table-row>
        <table:table-row table:style-name="ro5">
          <table:table-cell table:style-name="ce2" table:formula="of:=[.A6]+1" office:value-type="date" office:date-value="2023-12-18" calcext:value-type="date">
            <text:p>Monday 18 December 2023</text:p>
          </table:table-cell>
          <table:table-cell table:style-name="ce17" office:value-type="string" calcext:value-type="string">
            <text:p>10h06 Assen station</text:p>
            <text:p>11h47 Amsterdam Zuid</text:p>
            <text:p>Prendre le tramway ligne N°5 Zoutkeetsgracht à l’arrêt Prinses Irenestraat </text:p>
            <text:p>Et descendre à Concertgebouw</text:p>
            <text:p>17h12 Amsterdam Zuid</text:p>
            <text:p>18h54 Assen</text:p>
          </table:table-cell>
          <table:table-cell table:style-name="ce12" office:value-type="string" calcext:value-type="string">
            <text:p>Jolan</text:p>
          </table:table-cell>
          <table:table-cell table:style-name="ce4" table:number-columns-repeated="16"/>
          <table:table-cell table:style-name="ce5" table:number-columns-repeated="1005"/>
        </table:table-row>
        <table:table-row table:style-name="ro6">
          <table:table-cell table:style-name="ce2" table:formula="of:=[.A7]+1" office:value-type="date" office:date-value="2023-12-19" calcext:value-type="date">
            <text:p>Tuesday 19 December 2023</text:p>
          </table:table-cell>
          <table:table-cell table:style-name="ce17" office:value-type="string" calcext:value-type="string">
            <text:p>15h10  Amsterdam – Schiphol airport</text:p>
            <text:p>16h40 Aéroport de Nantes</text:p>
          </table:table-cell>
          <table:table-cell table:style-name="ce12" office:value-type="string" calcext:value-type="string">
            <text:p>St Molf</text:p>
          </table:table-cell>
          <table:table-cell table:style-name="ce4" table:number-columns-repeated="16"/>
          <table:table-cell table:style-name="ce5" table:number-columns-repeated="100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2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Travel to Assen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8:47:31.523558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14:39:39.888765809</meta:creation-date>
    <dc:date>2023-12-11T19:15:31.565706946</dc:date>
    <meta:editing-duration>PT1H43M28S</meta:editing-duration>
    <meta:editing-cycles>8</meta:editing-cycles>
    <meta:generator>LibreOffice/6.4.7.2$Linux_X86_64 LibreOffice_project/40$Build-2</meta:generator>
    <meta:print-date>2023-12-11T19:13:38.742863691</meta:print-date>
    <meta:document-statistic meta:table-count="1" meta:cell-count="24" meta:object-count="0"/>
  </office:meta>
</office:document-meta>
</file>